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C000002B453CFF50C.png" manifest:media-type="image/png"/>
  <manifest:file-entry manifest:full-path="Pictures/100000000000071F0000072018697A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93.5mm" svg:height="151.25mm" draw:z-index="0"><draw:image xlink:href="Pictures/100000000000071F0000072018697A6F.png" xlink:type="simple" xlink:show="embed" xlink:actuate="onLoad" draw:mime-type="image/png"/></draw:frame><draw:frame draw:style-name="fr1" draw:name="Image2" text:anchor-type="char" svg:x="-2.65mm" svg:y="145.94mm" svg:width="193.5mm" svg:height="141.2mm" draw:z-index="1"><draw:image xlink:href="Pictures/100000010000037C000002B453CFF5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24T21:11:16.003031326</dc:date>
    <meta:editing-duration>PT17M37S</meta:editing-duration>
    <meta:editing-cycles>4</meta:editing-cycles>
    <meta:generator>LibreOffice/24.2.4.2$Linux_X86_64 LibreOffice_project/420$Build-2</meta:generator>
    <meta:print-date>2024-08-24T21:11:11.740565159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